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9mm"/>
    </style:style>
    <style:style style:name="co6" style:family="table-column">
      <style:table-column-properties fo:break-before="auto" style:column-width="49mm"/>
    </style:style>
    <style:style style:name="co7" style:family="table-column">
      <style:table-column-properties fo:break-before="auto" style:column-width="77.15mm"/>
    </style:style>
    <style:style style:name="co8" style:family="table-column">
      <style:table-column-properties fo:break-before="auto" style:column-width="32.61mm"/>
    </style:style>
    <style:style style:name="co9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7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37"/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1021" table:default-cell-style-name="Default"/>
        <table:table-row table:style-name="ro1">
          <table:table-cell table:style-name="ce8" office:value-type="string" calcext:value-type="string">
            <text:p>Time (in hours)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ask</text:p>
          </table:table-cell>
          <table:table-cell table:style-name="ce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date" office:date-value="2016-12-09" calcext:value-type="date">
            <text:p>09/12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date" office:date-value="2016-12-10" calcext:value-type="date">
            <text:p>10/12/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date" office:date-value="2016-12-11" calcext:value-type="date">
            <text:p>11/12/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19:31:17.095775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12-12T19:35:25.118489423</dc:date>
    <meta:editing-duration>PT13H48M22S</meta:editing-duration>
    <meta:editing-cycles>233</meta:editing-cycles>
    <meta:generator>LibreOffice/5.1.4.2$Linux_X86_64 LibreOffice_project/10m0$Build-2</meta:generator>
    <meta:document-statistic meta:table-count="3" meta:cell-count="709" meta:object-count="0"/>
  </office:meta>
</office:document-meta>
</file>